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Liberation Serif" svg:font-family="'Liberation Serif'"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_20_indent">
      <style:paragraph-properties fo:line-height="150%" fo:text-align="justify" style:justify-single-word="false"/>
      <style:text-properties style:font-name="Times New Roman" fo:font-size="16pt" fo:language="ru" fo:country="RU" style:font-size-asian="16pt" style:font-size-complex="16pt"/>
    </style:style>
    <style:style style:name="P2" style:family="paragraph" style:parent-style-name="Text_20_body_20_indent">
      <style:paragraph-properties fo:line-height="150%" fo:text-align="justify" style:justify-single-word="false"/>
      <style:text-properties style:font-name="Times New Roman" fo:font-size="14pt" style:font-size-asian="14pt" style:font-size-complex="14pt"/>
    </style:style>
    <style:style style:name="P3" style:family="paragraph" style:parent-style-name="Text_20_body">
      <style:text-properties style:font-name="Times New Roman" fo:font-size="16pt" fo:language="ru" fo:country="RU" style:font-size-asian="16pt" style:font-size-complex="16pt"/>
    </style:style>
    <style:style style:name="P4" style:family="paragraph" style:parent-style-name="Text_20_body_20_indent">
      <style:paragraph-properties fo:margin-left="0cm" fo:margin-right="0cm" fo:line-height="150%" fo:text-align="justify" style:justify-single-word="false" fo:text-indent="0cm" style:auto-text-indent="false"/>
      <style:text-properties style:font-name="Times New Roman" fo:font-size="14pt" style:font-size-asian="14pt" style:font-size-complex="14pt"/>
    </style:style>
    <style:style style:name="P5" style:family="paragraph" style:parent-style-name="Text_20_body" style:list-style-name="L1"/>
    <style:style style:name="P6" style:family="paragraph" style:parent-style-name="Text_20_body" style:list-style-name="L1">
      <style:text-properties style:font-name="Times New Roman" fo:font-size="16pt" fo:language="ru" fo:country="RU" style:font-size-asian="16pt" style:font-size-complex="16pt"/>
    </style:style>
    <style:style style:name="P7" style:family="paragraph" style:parent-style-name="Text_20_body" style:list-style-name="L1">
      <style:text-properties style:font-name="Times New Roman" fo:language="ru" fo:country="RU"/>
    </style:style>
    <style:style style:name="P8" style:family="paragraph" style:parent-style-name="Text_20_body" style:list-style-name="L1">
      <style:paragraph-properties fo:text-align="justify" style:justify-single-word="false"/>
      <style:text-properties style:font-name="Times New Roman" fo:font-size="14pt" fo:language="ru" fo:country="RU" style:font-size-asian="14pt" style:font-size-complex="14pt"/>
    </style:style>
    <style:style style:name="P9" style:family="paragraph" style:parent-style-name="Text_20_body" style:list-style-name="L5">
      <style:paragraph-properties fo:text-align="justify" style:justify-single-word="false"/>
      <style:text-properties style:font-name="Times New Roman" fo:font-size="14pt" fo:language="ru" fo:country="RU" style:font-size-asian="14pt" style:font-size-complex="14pt"/>
    </style:style>
    <style:style style:name="P10" style:family="paragraph" style:parent-style-name="Text_20_body" style:list-style-name="L6">
      <style:paragraph-properties fo:text-align="justify" style:justify-single-word="false"/>
      <style:text-properties style:font-name="Times New Roman" fo:font-size="14pt" fo:language="ru" fo:country="RU" style:font-size-asian="14pt" style:font-size-complex="14pt"/>
    </style:style>
    <style:style style:name="P11" style:family="paragraph" style:parent-style-name="Text_20_body" style:list-style-name="L1">
      <style:text-properties style:font-name="Times New Roman" fo:font-size="14pt" fo:language="ru" fo:country="RU" style:font-size-asian="14pt" style:font-size-complex="14pt"/>
    </style:style>
    <style:style style:name="P12" style:family="paragraph" style:parent-style-name="Text_20_body" style:list-style-name="L8">
      <style:text-properties style:font-name="Times New Roman" fo:font-size="14pt" fo:language="ru" fo:country="RU" style:font-size-asian="14pt" style:font-size-complex="14pt"/>
    </style:style>
    <style:style style:name="P13" style:family="paragraph" style:parent-style-name="Text_20_body" style:list-style-name="L9">
      <style:text-properties style:font-name="Times New Roman" fo:font-size="14pt" fo:language="ru" fo:country="RU" style:font-size-asian="14pt" style:font-size-complex="14pt"/>
    </style:style>
    <style:style style:name="P14" style:family="paragraph" style:parent-style-name="Text_20_body" style:list-style-name="L10">
      <style:text-properties style:font-name="Times New Roman" fo:font-size="14pt" fo:language="ru" fo:country="RU" style:font-size-asian="14pt" style:font-size-complex="14pt"/>
    </style:style>
    <style:style style:name="P15"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16" style:family="paragraph" style:parent-style-name="Text_20_body" style:list-style-name="L7">
      <style:paragraph-properties fo:margin-left="2.501cm" fo:margin-right="0cm" fo:margin-top="0cm" fo:margin-bottom="0cm" fo:text-indent="0cm" style:auto-text-indent="false"/>
    </style:style>
    <style:style style:name="P17" style:family="paragraph" style:parent-style-name="Text_20_body" style:list-style-name="L7">
      <style:paragraph-properties fo:margin-left="2.501cm" fo:margin-right="0cm" fo:text-indent="0cm" style:auto-text-indent="false"/>
    </style:style>
    <style:style style:name="P18" style:family="paragraph" style:parent-style-name="Text_20_body_20_indent" style:list-style-name="L2">
      <style:paragraph-properties fo:line-height="150%" fo:text-align="justify" style:justify-single-word="false"/>
      <style:text-properties style:font-name="Times New Roman" fo:font-size="14pt" style:font-size-asian="14pt" style:font-size-complex="14pt"/>
    </style:style>
    <style:style style:name="P19" style:family="paragraph" style:parent-style-name="Text_20_body_20_indent" style:list-style-name="L3">
      <style:paragraph-properties fo:line-height="150%" fo:text-align="justify" style:justify-single-word="false"/>
      <style:text-properties style:font-name="Times New Roman" fo:font-size="14pt" style:font-size-asian="14pt" style:font-size-complex="14pt"/>
    </style:style>
    <style:style style:name="P20" style:family="paragraph" style:parent-style-name="Text_20_body_20_indent" style:list-style-name="L4">
      <style:paragraph-properties fo:line-height="150%" fo:text-align="justify" style:justify-single-word="false"/>
      <style:text-properties style:font-name="Times New Roman"/>
    </style:style>
    <style:style style:name="P21" style:family="paragraph" style:parent-style-name="Text_20_body_20_indent" style:list-style-name="L2">
      <style:paragraph-properties fo:line-height="150%" fo:text-align="justify" style:justify-single-word="false"/>
      <style:text-properties fo:font-size="14pt" style:font-size-asian="14pt" style:font-size-complex="14pt"/>
    </style:style>
    <style:style style:name="P22" style:family="paragraph" style:parent-style-name="Text_20_body_20_indent" style:list-style-name="L3">
      <style:paragraph-properties fo:line-height="150%" fo:text-align="justify" style:justify-single-word="false"/>
      <style:text-properties fo:font-size="14pt" style:font-size-asian="14pt" style:font-size-complex="14pt"/>
    </style:style>
    <style:style style:name="P23" style:family="paragraph" style:parent-style-name="Text_20_body_20_indent" style:list-style-name="L3">
      <style:paragraph-properties fo:margin-left="0cm" fo:margin-right="0cm" fo:line-height="150%" fo:text-align="justify" style:justify-single-word="false" fo:text-indent="0cm" style:auto-text-indent="false"/>
      <style:text-properties style:font-name="Times New Roman" fo:font-size="14pt" style:font-size-asian="14pt" style:font-size-complex="14pt"/>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style:font-name="Times New Roman"/>
    </style:style>
    <style:style style:name="T4" style:family="text">
      <style:text-properties fo:language="ru" fo:country="RU"/>
    </style:style>
    <style:style style:name="T5" style:family="text">
      <style:text-properties fo:language="en" fo:country="none"/>
    </style:style>
    <style:style style:name="T6" style:family="text">
      <style:text-properties style:use-window-font-color="true" style:text-outline="false" style:text-line-through-style="none" style:text-position="0% 100%" style:font-name="Andale Sans UI"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26868354" text:style-name="L1">
        <text:list-header>
          <text:p text:style-name="P6">План:</text:p>
        </text:list-header>
        <text:list-item>
          <text:p text:style-name="P6">Введение</text:p>
        </text:list-item>
        <text:list-item>
          <text:p text:style-name="P6">Задание на разработку</text:p>
        </text:list-item>
        <text:list-item>
          <text:p text:style-name="P7"><text:span text:style-name="T1">Обзор современных </text:span><text:span text:style-name="T2">ajax-</text:span><text:span text:style-name="T1">фреймворков</text:span></text:p>
        </text:list-item>
        <text:list-item>
          <text:p text:style-name="P6">Обзор современных фреймворков для моделирования</text:p>
        </text:list-item>
        <text:list-item>
          <text:p text:style-name="P6">Обоснование выбора фреймворков</text:p>
        </text:list-item>
        <text:list-item>
          <text:p text:style-name="P6">Проектирование редактора</text:p>
        </text:list-item>
        <text:list-item>
          <text:p text:style-name="P6">Реализация редактора</text:p>
        </text:list-item>
        <text:list-item>
          <text:p text:style-name="P6">ТЭО</text:p>
        </text:list-item>
        <text:list-item>
          <text:p text:style-name="P6">ЗИС</text:p>
        </text:list-item>
      </text:list>
      <text:p text:style-name="P3"/>
      <text:list xml:id="list252296757" text:continue-list="list1226868354" text:style-name="L1">
        <text:list-item text:start-value="1">
          <text:p text:style-name="P15">Введение</text:p>
        </text:list-item>
      </text:list>
      <text:p text:style-name="P2">С тех пор, как государство РФ отменило монополию на внешнюю торговлю, он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text:s/>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P2">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173722877" text:style-name="L2">
        <text:list-item>
          <text:p text:style-name="P18">Если грузоотправитель товаров заранее сообщит о своих намерениях таможенным брокерам, то оформление его товаров пройдет быстрее и <text:s/>надежнее, так как брокеры смогут заранее рассчитать необходимые <text:s/>таможенные платежи. </text:p>
        </text:list-item>
        <text:list-item>
          <text:p text:style-name="P18">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18">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18">Если будет найдена ошибка, инспектор сможет быстро вернуть сведения брокеру со своими замечаниями для исправления ошибок. </text:p>
        </text:list-item>
        <text:list-item>
          <text:p text:style-name="P21"><office:annotation><dc:creator>Андрей Ерёменок</dc:creator><dc:date>2008-12-30T17:40:37</dc:date><text:p text:style-name="P24"><text:span text:style-name="T6">Что еще</text:span></text:p></office:annotation><text:span text:style-name="T3">Todo</text:span></text:p>
        </text:list-item>
      </text:list>
      <text:p text:style-name="P4">Возможность реализации этих улучшений и привела к созданию системы электронного декларирования товаров и транспортных средств (ЭДТиТС). </text:p>
      <text:p text:style-name="P4">Эта система должна заменить бумажный документооборот электронным документооборотом. А значит, ее функции можно разделить на 2 группы:</text:p>
      <text:list xml:id="list1410963564" text:style-name="L3">
        <text:list-item>
          <text:p text:style-name="P19"><text:soft-page-break/>управление всем документооборотом в целом (какие документы куда направить и в какое состояние привести)</text:p>
        </text:list-item>
        <text:list-item>
          <text:p text:style-name="P22"><text:span text:style-name="T3">управление отдельным документом (создание, редактирование, просмотр, </text:span><text:span text:style-name="T3">удаление)</text:span></text:p>
          <text:p text:style-name="P23">Задачи первой группы решает подсистема ЭДТиТС «Потрал Декларанта», задачи второй — подсистема ЭДТиТС «Редактор Документов». </text:p>
          <text:p text:style-name="P23">Настоящая работа посвящена разработке «Редактора Документов».</text:p>
        </text:list-item>
      </text:list>
      <text:list xml:id="list650477812" text:style-name="L4">
        <text:list-header>
          <text:p text:style-name="P20"/>
        </text:list-header>
      </text:list>
      <text:p text:style-name="P1"/>
      <text:list xml:id="list714804356" text:continue-list="list252296757" text:style-name="L1">
        <text:list-header>
          <text:p text:style-name="P15"/>
        </text:list-header>
        <text:list-item>
          <text:p text:style-name="P6">Задание на разработку</text:p>
          <text:p text:style-name="P15"/>
        </text:list-item>
        <text:list-item>
          <text:p text:style-name="P7"><text:span text:style-name="T1">Обзор современных </text:span><text:span text:style-name="T2">ajax-</text:span><text:span text:style-name="T1">фреймворков</text:span></text:p>
          <text:p text:style-name="P15"/>
        </text:list-item>
        <text:list-item>
          <text:p text:style-name="P6">Обзор современных <office:annotation><dc:creator>Андрей Ерёменок</dc:creator><dc:date>2009-01-03T17:52:38</dc:date><text:p text:style-name="P24"><text:span text:style-name="T6">технологий?</text:span></text:p></office:annotation>фреймворков для моделирования</text:p>
          <text:list>
            <text:list-item>
              <text:p text:style-name="P8">Цель моделирования</text:p>
            </text:list-item>
          </text:list>
        </text:list-item>
      </text:list>
      <text:list xml:id="list537591378" text:style-name="L5">
        <text:list-item>
          <text:list>
            <text:list-header>
              <text:p text:style-name="P9">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list xml:id="list1267685251" text:continue-list="list714804356" text:style-name="L1">
        <text:list-item>
          <text:list>
            <text:list-item>
              <text:p text:style-name="P8">Критерии оценки технологий:</text:p>
            </text:list-item>
          </text:list>
        </text:list-item>
      </text:list>
      <text:list xml:id="list1663694524" text:style-name="L6">
        <text:list-item>
          <text:list>
            <text:list-item>
              <text:p text:style-name="P10">взаимодействие с СУБД</text:p>
              <text:p text:style-name="P10">Редактируемые документы должны храниться в реляционной <text:s/>БД (MySQL) на сервере. Хранение моделируемого документа должно, по меньшей мере, иметь следующие свойства:</text:p>
              <text:list>
                <text:list-item>
                  <text:p text:style-name="P10"><office:annotation><dc:creator>Андрей Ерёменок</dc:creator><dc:date>2009-01-03T17:49:10</dc:date><text:p text:style-name="P24"><text:span text:style-name="T6">проще</text:span></text:p></office:annotation>метафора модели должна соответствовать доступным метафорам работы с БД (SQL, ORM)</text:p>
                </text:list-item>
                <text:list-item>
                  <text:p text:style-name="P10">обмен данными с базой не должен причинять ущерба производительности (<office:annotation><dc:creator>Андрей Ерёменок</dc:creator><dc:date>2009-01-03T17:49:39</dc:date><text:p text:style-name="P24"><text:span text:style-name="T6">подробнее</text:span></text:p></office:annotation>частичная загрузка)</text:p>
                </text:list-item>
              </text:list>
            </text:list-item>
            <text:list-item>
              <text:p text:style-name="P10">взаимодействие с XML</text:p>
              <text:p text:style-name="P10">Источником модели является XSD-схема (довольно сложная), а обмен данными между редактором и внешним миром происходит в виде XML-документов. Это требует от технологии возможностей</text:p>
              <text:list>
                <text:list-item>
                  <text:p text:style-name="P10">строить модель по XSD-схеме автоматически</text:p>
                </text:list-item>
                <text:list-item>
                  <text:p text:style-name="P10">получать XML-представление конкретного документа</text:p>
                </text:list-item>
                <text:list-item>
                  <text:p text:style-name="P10">валидировать данные документа согласно схеме</text:p>
                </text:list-item>
              </text:list>
            </text:list-item>
            <text:list-item>
              <text:p text:style-name="P10">сопоставление данных на сервере данным на клиенте</text:p>
              <text:p text:style-name="P10">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list-item>
          </text:list>
        </text:list-item>
      </text:list>
      <text:list xml:id="list1468014975" text:continue-list="list1267685251" text:style-name="L1">
        <text:list-item>
          <text:list>
            <text:list-item>
              <text:p text:style-name="P11">Технологии:</text:p>
              <text:list>
                <text:list-item>
                  <text:p text:style-name="P11">DOM парсер</text:p>
                  <text:list>
                    <text:list-item>
                      <text:p text:style-name="P11">Описание</text:p>
                      <text:p text:style-name="P5"><text:span text:style-name="T4">DOM (от англ. </text:span><text:span text:style-name="T5">Document Object Model</text:span><text:span text:style-name="T4"> — «объектная модель документа») — это не зависящий от платформы и языка программный интерфейс, позволяющий программам и скриптам получить доступ к содержимому </text:span><text:soft-page-break/><text:span text:style-name="T4">документов, а также изменять содержимое, структуру и оформление документов.</text:span></text:p>
                      <text:p text:style-name="P5">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office:annotation><dc:creator>Андрей Ерёменок</dc:creator><dc:date>2009-01-03T18:49:11</dc:date><text:p text:style-name="P24"><text:span text:style-name="T6">еще</text:span></text:p></office:annotation>между собой отношениями родительский-дочерний.</text:p>
                    </text:list-item>
                    <text:list-item>
                      <text:p text:style-name="P11">Соответствие критериям</text:p>
                      <text:list>
                        <text:list-item>
                          <text:p text:style-name="P11">БД</text:p>
                          <text:p text:style-name="P11">Единственная метафора, совместимая с реляционными БД - <text:s/>хранение текстового представления целиком в полях БД типа Clob. Частичная загрузка практически невозможна, что вредит производительности.</text:p>
                        </text:list-item>
                        <text:list-item>
                          <text:p text:style-name="P11">XML</text:p>
                          <text:p text:style-name="P11">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item>
                        <text:list-item>
                          <text:p text:style-name="P11">обмен данными</text:p>
                          <text:p text:style-name="P11">Производя разбор DOM-дерева, можно получить любой необходимый массив данных.</text:p>
                        </text:list-item>
                      </text:list>
                    </text:list-item>
                  </text:list>
                </text:list-item>
                <text:list-item>
                  <text:p text:style-name="P11">JAXB</text:p>
                  <text:list>
                    <text:list-item>
                      <text:p text:style-name="P11">Описание</text:p>
                      <text:p text:style-name="P11">JAXB предлагает быстрый и удобный способ создания двухстороннего преобразования между XML документами и классами языка Java. Задавая DTD, компилятор JAXB создает набор классов Java, содержащий весь код, который необходим для анализа XML документов, основанных на данной схеме. Разработчик, использующий созданные классы, может строить дерево объектов Java, изображающих XML документ, обрабатывать содержимое этого дерева и заново создавать XML документы из него.</text:p>
                      <text:p text:style-name="P11">Для того чтобы начать использование приложения JAXB, все, что вам нужно, это схема, и для данной версии JAXB это должна быть DTD. Вы можете написать свою схему DTD, или же вы можете получить ее где-либо еще, например, из стандартного <office:annotation><dc:creator>Андрей Ерёменок</dc:creator><dc:date>2009-01-03T19:09:56</dc:date><text:p text:style-name="P24"><text:span text:style-name="T6">еще</text:span></text:p></office:annotation>репозитория DTD через JAXB. </text:p>
                      <text:p text:style-name="P11">Обращаться к данным в памяти, но вам не нужна возможность обработки деревьев </text:p>
                    </text:list-item>
                  </text:list>
                </text:list-item>
              </text:list>
            </text:list-item>
          </text:list>
        </text:list-item>
        <text:list-item text:style-override="L7">
          <text:p text:style-name="P16">Обрабатывать только верные данные </text:p>
        </text:list-item>
        <text:list-item text:style-override="L7">
          <text:p text:style-name="P16">Преобразовывать данные к различным типам </text:p>
        </text:list-item>
        <text:list-item text:style-override="L7">
          <text:p text:style-name="P17"><text:soft-page-break/>Создавать объектные представления данных XML </text:p>
          <text:list>
            <text:list-item>
              <text:list>
                <text:list-item>
                  <text:list>
                    <text:list-item>
                      <text:p text:style-name="P11">Соответствие критериям</text:p>
                      <text:list>
                        <text:list-item>
                          <text:p text:style-name="P11">БД</text:p>
                        </text:list-item>
                        <text:list-item>
                          <text:p text:style-name="P11">XML</text:p>
                        </text:list-item>
                        <text:list-item>
                          <text:p text:style-name="P11">обмен данными</text:p>
                        </text:list-item>
                      </text:list>
                    </text:list-item>
                  </text:list>
                </text:list-item>
                <text:list-item>
                  <text:p text:style-name="P11">EMF</text:p>
                </text:list-item>
              </text:list>
            </text:list-item>
          </text:list>
        </text:list-item>
      </text:list>
      <text:list xml:id="list869985382" text:style-name="L8">
        <text:list-item>
          <text:list>
            <text:list-item>
              <text:list>
                <text:list-item>
                  <text:list>
                    <text:list-item>
                      <text:p text:style-name="P12">Описание</text:p>
                      <text:p text:style-name="P12"/>
                    </text:list-item>
                    <text:list-item>
                      <text:p text:style-name="P12">Соответствие критериям</text:p>
                    </text:list-item>
                  </text:list>
                </text:list-item>
              </text:list>
            </text:list-item>
          </text:list>
        </text:list-item>
      </text:list>
      <text:list xml:id="list60400425" text:continue-list="list1468014975" text:style-name="L1">
        <text:list-item>
          <text:list>
            <text:list-item>
              <text:list>
                <text:list-item>
                  <text:p text:style-name="P11">MOF</text:p>
                </text:list-item>
              </text:list>
            </text:list-item>
          </text:list>
        </text:list-item>
      </text:list>
      <text:list xml:id="list816357714" text:style-name="L9">
        <text:list-item>
          <text:list>
            <text:list-item>
              <text:list>
                <text:list-item>
                  <text:list>
                    <text:list-item>
                      <text:p text:style-name="P13">Описание</text:p>
                    </text:list-item>
                    <text:list-item>
                      <text:p text:style-name="P13">Соответствие критериям</text:p>
                    </text:list-item>
                  </text:list>
                </text:list-item>
              </text:list>
            </text:list-item>
          </text:list>
        </text:list-item>
      </text:list>
      <text:list xml:id="list1911294568" text:continue-list="list60400425" text:style-name="L1">
        <text:list-item>
          <text:list>
            <text:list-item>
              <text:list>
                <text:list-item>
                  <text:p text:style-name="P11">GXL</text:p>
                </text:list-item>
              </text:list>
            </text:list-item>
          </text:list>
        </text:list-item>
      </text:list>
      <text:list xml:id="list749370558" text:style-name="L10">
        <text:list-item>
          <text:list>
            <text:list-item>
              <text:list>
                <text:list-item>
                  <text:list>
                    <text:list-item>
                      <text:p text:style-name="P14">Описание</text:p>
                    </text:list-item>
                    <text:list-item>
                      <text:p text:style-name="P14">Соответствие критериям</text:p>
                    </text:list-item>
                  </text:list>
                </text:list-item>
              </text:list>
            </text:list-item>
          </text:list>
        </text:list-item>
      </text:list>
      <text:list xml:id="list1520033549" text:continue-list="list1911294568" text:style-name="L1">
        <text:list-header>
          <text:p text:style-name="P15"/>
        </text:list-header>
        <text:list-item>
          <text:p text:style-name="P6">Обоснование выбора фреймворков</text:p>
          <text:p text:style-name="P15"/>
        </text:list-item>
        <text:list-item>
          <text:p text:style-name="P6">Проектирование редактора</text:p>
          <text:p text:style-name="P15"/>
        </text:list-item>
        <text:list-item>
          <text:p text:style-name="P6">Реализация редактора</text:p>
          <text:p text:style-name="P15"/>
        </text:list-item>
        <text:list-item>
          <text:p text:style-name="P6">ТЭО</text:p>
          <text:p text:style-name="P15"/>
        </text:list-item>
        <text:list-item>
          <text:p text:style-name="P6">ЗИС</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Liberation Serif" svg:font-family="'Liberation Serif'"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04T16:45:11</dc:date>
    <dc:creator>Андрей Ерёменок</dc:creator>
    <meta:editing-duration>PT03H22M56S</meta:editing-duration>
    <meta:editing-cycles>88</meta:editing-cycles>
    <meta:document-statistic meta:table-count="0" meta:image-count="0" meta:object-count="0" meta:page-count="13" meta:paragraph-count="79" meta:word-count="820" meta:character-count="6184"/>
    <meta:user-defined meta:name="Поле 1"/>
    <meta:user-defined meta:name="Поле 2"/>
    <meta:user-defined meta:name="Поле 3"/>
    <meta:user-defined meta:name="Поле 4"/>
  </office:meta>
</office:document-meta>
</file>